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co1" style:family="table-column">
      <style:table-column-properties style:column-width="6.022cm" style:use-optimal-column-width="false"/>
    </style:style>
    <style:style style:name="co2" style:family="table-column">
      <style:table-column-properties style:column-width="9.752cm" style:use-optimal-column-width="false"/>
    </style:style>
    <style:style style:name="co3" style:family="table-column">
      <style:table-column-properties style:column-width="9.425cm" style:use-optimal-column-width="false"/>
    </style:style>
    <style:style style:name="co4" style:family="table-column">
      <style:table-column-properties style:column-width="6.093cm" style:use-optimal-column-width="false"/>
    </style:style>
    <style:style style:name="co5" style:family="table-column">
      <style:table-column-properties style:column-width="10.705cm" style:use-optimal-column-width="false"/>
    </style:style>
    <style:style style:name="co6" style:family="table-column">
      <style:table-column-properties style:column-width="8.401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text-properties fo:font-weight="bold" style:font-weight-asian="bold" style:font-weight-complex="bold"/>
    </style:style>
    <style:style style:name="ce2" style:family="table-cell">
      <style:text-properties style:font-name="Liberation Sans1" fo:font-size="16pt" fo:font-weight="bold" style:font-size-asian="16pt" style:font-weight-asian="bold" style:font-size-complex="16pt" style:font-weight-complex="bold"/>
    </style:style>
    <style:style style:name="ce3" style:family="table-cell">
      <style:text-properties style:font-name="Liberation Sans1" fo:font-size="16pt" style:font-size-asian="16pt" style:font-size-complex="16pt"/>
    </style:style>
    <style:style style:name="ce4" style:family="table-cell">
      <style:text-properties style:font-name="Liberation Sans1" fo:font-size="18pt" style:font-size-asian="18pt" style:font-size-complex="18pt"/>
    </style:style>
    <style:style style:name="P1" style:family="paragraph">
      <loext:graphic-properties draw:fill-color="#ffffff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style:font-name="Liberation Sans1" fo:font-size="16pt" fo:font-weight="bold" style:font-size-asian="16pt" style:font-weight-asian="bold" style:font-size-complex="16pt" style:font-weight-complex="bold"/>
    </style:style>
    <style:style style:name="P4" style:family="paragraph">
      <style:text-properties style:font-name="Liberation Sans1" fo:font-size="16pt" style:font-size-asian="16pt" style:font-size-complex="16pt"/>
    </style:style>
    <style:style style:name="P5" style:family="paragraph">
      <style:text-properties style:font-name="Liberation Sans1" fo:font-size="18pt" style:font-size-asian="18pt" style:font-size-complex="18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5.209cm" svg:x="1.4cm" svg:y="2.411cm" presentation:class="title" presentation:user-transformed="true">
          <draw:text-box>
            <text:p>Reducing US traffic fatalities capstone:<text:line-break/>Progress update 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Rhiannon Rognstad</text:p>
            <text:p>July 22, 2017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verview of problem:</text:p>
          </draw:text-box>
        </draw:frame>
        <draw:frame presentation:style-name="pr4" draw:layer="layout" svg:width="25.199cm" svg:height="12.179cm" svg:x="1.524cm" svg:y="4.343cm" presentation:class="outline" presentation:user-transformed="true">
          <draw:text-box>
            <text:list text:style-name="L3">
              <text:list-item>
                <text:p>Over 35,000 fatalities occurred on US highways in <text:s/>2015, and increase by 7.2% from 2014.</text:p>
              </text:list-item>
              <text:list-item>
                <text:p>The goal of this project is to analyze traffic fatality and supporting data to identify spatial patterns and factors that are related to fatal traffic incidents. </text:p>
              </text:list-item>
              <text:list-item>
                <text:p>Additionally, the 2014 and 2015 data will be compared in detail to identify specific segments of the population that saw increased fatalities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ain datasets:</text:p>
          </draw:text-box>
        </draw:frame>
        <draw:frame draw:style-name="standard" draw:layer="layout" svg:width="25.198cm" svg:height="11.236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 table:style-name="gray3"/>
              <table:table-cell>
                <text:p text:style-name="P2">FARS (Fatality Analysis Reporting System)</text:p>
              </table:table-cell>
              <table:table-cell>
                <text:p text:style-name="P2">GES (General Estimates System)</text:p>
              </table:table-cell>
            </table:table-row>
            <table:table-row table:style-name="ro1" table:default-cell-style-name="ce3">
              <table:table-cell table:style-name="ce2">
                <text:p text:style-name="P3">Temporal coverage:</text:p>
              </table:table-cell>
              <table:table-cell>
                <text:p text:style-name="P4">1975-2015</text:p>
              </table:table-cell>
              <table:table-cell>
                <text:p text:style-name="P4">1988-2015</text:p>
              </table:table-cell>
            </table:table-row>
            <table:table-row table:style-name="ro1" table:default-cell-style-name="ce3">
              <table:table-cell table:style-name="ce2">
                <text:p text:style-name="P3">Spatial coverage:</text:p>
              </table:table-cell>
              <table:table-cell>
                <text:p text:style-name="P4">All 50 US states, DC, Puerto Rico; latitude and longitude reported for each accident</text:p>
              </table:table-cell>
              <table:table-cell>
                <text:p text:style-name="P4">All 50 US states, DC; location reported by region (northeast, south, midwest, west)</text:p>
              </table:table-cell>
            </table:table-row>
            <table:table-row table:style-name="ro1" table:default-cell-style-name="ce3">
              <table:table-cell table:style-name="ce2">
                <text:p text:style-name="P3">Accident coverage:</text:p>
              </table:table-cell>
              <table:table-cell>
                <text:p text:style-name="P4">All accidents with least one fatality</text:p>
              </table:table-cell>
              <table:table-cell>
                <text:p text:style-name="P4">Representative sample of police-reported crashes</text:p>
                <text:p text:style-name="P4"><text:s/></text:p>
              </table:table-cell>
            </table:table-row>
            <table:table-row table:style-name="ro1" table:default-cell-style-name="ce3">
              <table:table-cell table:style-name="ce2">
                <text:p text:style-name="P3">Supplementary information:</text:p>
              </table:table-cell>
              <table:table-cell>
                <text:p text:style-name="P4">Conditions of accident (weather, road location, date/time, speeding, alcohol involved), driver and passenger info (age, sex), vehicle (make, model, year)</text:p>
              </table:table-cell>
              <table:table-cell>
                <text:p text:style-name="P4">Conditions of accident (weather, road location, date/time, speeding, alcohol involved), driver and passenger info (age, sex), vehicle (make, model, year)</text:p>
              </table:table-cell>
            </table:table-row>
            <table:table-row table:style-name="ro1" table:default-cell-style-name="ce3">
              <table:table-cell table:style-name="ce2">
                <text:p text:style-name="P3">URL</text:p>
              </table:table-cell>
              <table:table-cell>
                <text:p text:style-name="P4">ftp://ftp.nhtsa.dot.gov/fars/</text:p>
              </table:table-cell>
              <table:table-cell>
                <text:p text:style-name="P4">ftp://ftp.nhtsa.dot.gov/GES/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upplementary datasets </text:p>
          </draw:text-box>
        </draw:frame>
        <draw:frame draw:style-name="standard" draw:layer="layout" svg:width="25.198cm" svg:height="9.7cm" svg:x="1.4cm" svg:y="4.914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2"><text:span text:style-name="T1">Dataset</text:span></text:p>
              </table:table-cell>
              <table:table-cell>
                <text:p text:style-name="P2"><text:span text:style-name="T1">Data </text:span></text:p>
              </table:table-cell>
              <table:table-cell>
                <text:p text:style-name="P2"><text:span text:style-name="T1">URL</text:span></text:p>
              </table:table-cell>
            </table:table-row>
            <table:table-row table:style-name="ro1" table:default-cell-style-name="ce4">
              <table:table-cell>
                <text:p text:style-name="P5"><text:span text:style-name="T1">US census</text:span></text:p>
              </table:table-cell>
              <table:table-cell>
                <text:p text:style-name="P5"><text:span text:style-name="T1">Demographic data on population size, age distribution</text:span></text:p>
              </table:table-cell>
              <table:table-cell>
                <text:p text:style-name="P5"><text:span text:style-name="T1">https://www2.census.gov/programs-surveys/popest/datasets/</text:span></text:p>
              </table:table-cell>
            </table:table-row>
            <table:table-row table:style-name="ro1" table:default-cell-style-name="ce4">
              <table:table-cell>
                <text:p text:style-name="P5"><text:span text:style-name="T1">State traffic laws</text:span></text:p>
              </table:table-cell>
              <table:table-cell>
                <text:p text:style-name="P5"><text:span text:style-name="T1">Speed limits, red light/speeding cameras, DUI/DWI laws, cellphone/texting</text:span></text:p>
              </table:table-cell>
              <table:table-cell>
                <text:p text:style-name="P5"><text:span text:style-name="T1">http://www.iihs.org/iihs/topics/laws/</text:span></text:p>
              </table:table-cell>
            </table:table-row>
            <table:table-row table:style-name="ro1" table:default-cell-style-name="ce4">
              <table:table-cell>
                <text:p text:style-name="P5"><text:span text:style-name="T1">Stanford Open Policing Project</text:span></text:p>
              </table:table-cell>
              <table:table-cell>
                <text:p text:style-name="P5"><text:span text:style-name="T1">Traffic-related police stops by state, contains information on reason and outcome of stop, completeness varies by state</text:span></text:p>
              </table:table-cell>
              <table:table-cell>
                <text:p text:style-name="P5"><text:span text:style-name="T1">https://openpolicing.stanford.edu/data/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2T09:52:29.725164606</meta:creation-date>
    <dc:date>2017-07-22T11:06:58.137319163</dc:date>
    <meta:editing-duration>PT44M5S</meta:editing-duration>
    <meta:editing-cycles>9</meta:editing-cycles>
    <meta:generator>LibreOffice/5.1.6.2$Linux_X86_64 LibreOffice_project/10m0$Build-2</meta:generator>
    <meta:document-statistic meta:object-count="37"/>
  </office:meta>
</office:document-meta>
</file>